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master-page-name="Standard">
      <style:paragraph-properties fo:margin-top="0.1665in" fo:margin-bottom="0.1665in" loext:contextual-spacing="false" fo:line-height="100%" style:page-number="1"/>
    </style:style>
    <style:style style:name="P3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4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6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ossier d'Inscription - Club StrikerMaster</text:span></text:p>
      <text:p text:style-name="Standard"><draw:rect text:anchor-type="as-char" style:rel-width="100%" draw:z-index="0" draw:style-name="gr1" draw:text-style-name="P16" svg:width="0.0012in" svg:height="0.0213in"><text:p/></draw:rect></text:p>
      <text:p text:style-name="P1"><text:span text:style-name="T1">Informations personnelles :</text:span></text:p>
      <text:list xml:id="list1848194940" text:style-name="WWNum2">
        <text:list-item>
          <text:p text:style-name="P3"><text:span text:style-name="T1">Nom</text:span> : [Nom complet]</text:p>
        </text:list-item>
        <text:list-item>
          <text:p text:style-name="P7"><text:span text:style-name="T1">Prénom</text:span> : [Prénom]</text:p>
        </text:list-item>
        <text:list-item>
          <text:p text:style-name="P7"><text:span text:style-name="T1">Date de naissance</text:span> : [JJ/MM/AAAA]</text:p>
        </text:list-item>
        <text:list-item>
          <text:p text:style-name="P7"><text:span text:style-name="T1">Adresse</text:span> : [Adresse complète]</text:p>
        </text:list-item>
        <text:list-item>
          <text:p text:style-name="P7"><text:span text:style-name="T1">Téléphone</text:span> : [Numéro de téléphone]</text:p>
        </text:list-item>
        <text:list-item>
          <text:p text:style-name="P7"><text:span text:style-name="T1">Email</text:span> : [Adresse email]</text:p>
        </text:list-item>
        <text:list-item>
          <text:p text:style-name="P7"><text:span text:style-name="T1">Nationalité</text:span> : [Nationalité]</text:p>
        </text:list-item>
        <text:list-item>
          <text:p text:style-name="P11"><text:span text:style-name="T1">Situation professionnelle</text:span> : [Exemple : Étudiant, Salarié, etc.]</text:p>
        </text:list-item>
      </text:list>
      <text:p text:style-name="Standard"><draw:rect text:anchor-type="as-char" style:rel-width="100%" draw:z-index="1" draw:style-name="gr1" draw:text-style-name="P16" svg:width="0.0012in" svg:height="0.0213in"><text:p/></draw:rect></text:p>
      <text:p text:style-name="P1"><text:span text:style-name="T1">Informations sur la pratique :</text:span></text:p>
      <text:list xml:id="list1279511222" text:style-name="WWNum3">
        <text:list-item>
          <text:p text:style-name="P4"><text:span text:style-name="T1">Ancienneté dans le sport</text:span> : [Exemple : 2 ans, Débutant, etc.]</text:p>
        </text:list-item>
        <text:list-item>
          <text:p text:style-name="P8"><text:span text:style-name="T1">Disciplines pratiquées</text:span> : [Précisez la ou les disciplines (exemple : Bowling, Esport, etc.)]</text:p>
        </text:list-item>
        <text:list-item>
          <text:p text:style-name="P8"><text:span text:style-name="T1">Niveau de pratique</text:span> : [Débutant, Intermédiaire, Avancé]</text:p>
        </text:list-item>
        <text:list-item>
          <text:p text:style-name="P12"><text:span text:style-name="T1">Expériences passées</text:span> : [Si applicable, précisez les événements, compétitions ou tournois auxquels vous avez participé]</text:p>
        </text:list-item>
      </text:list>
      <text:p text:style-name="Standard"><draw:rect text:anchor-type="as-char" style:rel-width="100%" draw:z-index="2" draw:style-name="gr1" draw:text-style-name="P16" svg:width="0.0012in" svg:height="0.0213in"><text:p/></draw:rect></text:p>
      <text:p text:style-name="P1"><text:span text:style-name="T1">Objectifs et motivations :</text:span></text:p>
      <text:list xml:id="list1490246495" text:style-name="WWNum4">
        <text:list-item>
          <text:p text:style-name="P5"><text:span text:style-name="T1">Pourquoi souhaitez-vous rejoindre le club StrikerMaster ?</text:span></text:p>
          <text:list>
            <text:list-item>
              <text:p text:style-name="P14">[Expliquez vos raisons, vos attentes et vos objectifs en rejoignant ce club.]</text:p>
            </text:list-item>
          </text:list>
        </text:list-item>
        <text:list-item>
          <text:p text:style-name="P9"><text:span text:style-name="T1">Que pensez-vous apporter au club StrikerMaster ?</text:span></text:p>
          <text:list>
            <text:list-item>
              <text:p text:style-name="P15">[Décrivez ce que vous pouvez contribuer à la communauté du club.]</text:p>
            </text:list-item>
          </text:list>
        </text:list-item>
      </text:list>
      <text:p text:style-name="Standard"><draw:rect text:anchor-type="as-char" style:rel-width="100%" draw:z-index="3" draw:style-name="gr1" draw:text-style-name="P16" svg:width="0.0012in" svg:height="0.0213in"><text:p/></draw:rect></text:p>
      <text:p text:style-name="P1"><text:span text:style-name="T1">Documents à fournir :</text:span></text:p>
      <text:list xml:id="list2699851093" text:style-name="WWNum1">
        <text:list-item>
          <text:p text:style-name="P6"><text:soft-page-break/>Copie de la pièce d'identité (carte d'identité ou passeport)</text:p>
        </text:list-item>
        <text:list-item>
          <text:p text:style-name="P10">Photo d'identité récente</text:p>
        </text:list-item>
        <text:list-item>
          <text:p text:style-name="P10">Justificatif de domicile (facture, quittance de loyer, etc.)</text:p>
        </text:list-item>
        <text:list-item>
          <text:p text:style-name="P13">Certificat médical de moins de 6 mois autorisant la pratique du sport</text:p>
        </text:list-item>
      </text:list>
      <text:p text:style-name="Standard"><draw:rect text:anchor-type="as-char" style:rel-width="100%" draw:z-index="4" draw:style-name="gr1" draw:text-style-name="P16" svg:width="0.0012in" svg:height="0.0213in"><text:p/></draw:rect></text:p>
      <text:p text:style-name="P1"><text:span text:style-name="T1">Conditions d'adhésion :</text:span></text:p>
      <text:p text:style-name="P1">En adhérant au club StrikerMaster, vous vous engagez à respecter le règlement intérieur et à participer aux activités proposées par le club dans la mesure de vos possibilités. L'adhésion est valable pour l'année sportive en cours et doit être renouvelée chaque année.</text:p>
      <text:p text:style-name="Standard"><draw:rect text:anchor-type="as-char" style:rel-width="100%" draw:z-index="5" draw:style-name="gr1" draw:text-style-name="P16" svg:width="0.0012in" svg:height="0.0213in"><text:p/></draw:rect></text:p>
      <text:p text:style-name="P1"><text:span text:style-name="T1">Signature du membre</text:span> :<text:line-break/>[Nom et Prénom]<text:line-break/>Date : [JJ/MM/AAAA]<text:line-break/>Signature : _______________________</text:p>
      <text:p text:style-name="Standard"><draw:rect text:anchor-type="as-char" style:rel-width="100%" draw:z-index="6" draw:style-name="gr1" draw:text-style-name="P16" svg:width="0.0012in" svg:height="0.0213in"><text:p/></draw:rect></text:p>
      <text:p text:style-name="P1"><text:span text:style-name="T1">Signature du responsable du club</text:span> :<text:line-break/>[Nom du responsable]<text:line-break/>Date : [JJ/MM/AAAA]<text:line-break/>Signature : _______________________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6" meta:word-count="265" meta:character-count="1684" meta:non-whitespace-character-count="1468"/>
    <meta:generator>LibreOfficeDev/6.0.5.2$Linux_X86_64 LibreOffice_project/</meta:generator>
  </office:meta>
</office:document-meta>
</file>